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16.002cm" style:type="right" style:leader-style="dotted" style:leader-text="."/>
        </style:tab-stops>
      </style:paragraph-properties>
      <style:text-properties style:font-name="Arial1" fo:font-size="10pt" officeooo:paragraph-rsid="000b25b8" style:font-size-asian="10pt" style:font-size-complex="10pt"/>
    </style:style>
    <style:style style:name="P2"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3" style:family="paragraph" style:parent-style-name="Standard">
      <style:text-properties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4" style:family="paragraph" style:parent-style-name="Standard">
      <style:text-properties style:font-name="Arial1" fo:font-size="11pt" fo:language="de" fo:country="DE" style:text-underline-style="solid" style:text-underline-width="auto" style:text-underline-color="font-color" fo:font-weight="bold" officeooo:rsid="0001bc59" officeooo:paragraph-rsid="0001bc59" style:font-size-asian="11pt" style:font-weight-asian="bold" style:font-size-complex="11pt" style:font-weight-complex="bold"/>
    </style:style>
    <style:style style:name="P5" style:family="paragraph" style:parent-style-name="Standard">
      <style:text-properties style:font-name="Arial1" fo:font-size="11pt" fo:language="de" fo:country="DE" officeooo:paragraph-rsid="0001bc59" style:font-size-asian="11pt" style:font-size-complex="11pt"/>
    </style:style>
    <style:style style:name="P6" style:family="paragraph" style:parent-style-name="Standard">
      <style:text-properties style:font-name="Arial1" fo:font-size="11pt" fo:language="de" fo:country="DE" officeooo:paragraph-rsid="000b25b8" style:font-size-asian="11pt" style:font-size-complex="11pt"/>
    </style:style>
    <style:style style:name="P7" style:family="paragraph" style:parent-style-name="Standard">
      <style:text-properties style:font-name="Arial1" fo:font-size="11pt" fo:language="de" fo:country="DE" officeooo:paragraph-rsid="0003045b" style:font-size-asian="11pt" style:font-size-complex="11pt"/>
    </style:style>
    <style:style style:name="P8" style:family="paragraph" style:parent-style-name="Standard">
      <style:text-properties style:font-name="Arial1" fo:font-size="11pt" fo:language="de" fo:country="DE" officeooo:paragraph-rsid="000e42c3" style:font-size-asian="11pt" style:font-size-complex="11pt"/>
    </style:style>
    <style:style style:name="P9" style:family="paragraph" style:parent-style-name="Standard">
      <style:paragraph-properties>
        <style:tab-stops>
          <style:tab-stop style:position="16.002cm" style:type="right" style:leader-style="dotted" style:leader-text="."/>
        </style:tab-stops>
      </style:paragraph-properties>
      <style:text-properties style:font-name="Arial1" fo:font-size="9pt" fo:font-weight="normal" officeooo:rsid="00271232" officeooo:paragraph-rsid="0001bc59" style:font-name-asian="ＭＳ 明朝" style:font-size-asian="9pt" style:font-weight-asian="normal" style:font-name-complex="Arial2" style:font-size-complex="9pt" style:font-weight-complex="normal" text:display="true"/>
    </style:style>
    <style:style style:name="P10" style:family="paragraph" style:parent-style-name="Standard">
      <style:paragraph-properties>
        <style:tab-stops>
          <style:tab-stop style:position="16.002cm" style:type="right" style:leader-style="dotted" style:leader-text="."/>
        </style:tab-stops>
      </style:paragraph-properties>
      <style:text-properties style:font-name="Arial1" fo:font-size="9pt" officeooo:paragraph-rsid="0001bc59" style:font-size-asian="9pt" style:font-name-complex="Arial2" style:font-size-complex="9pt"/>
    </style:style>
    <style:style style:name="P11" style:family="paragraph" style:parent-style-name="Standard">
      <style:paragraph-properties>
        <style:tab-stops>
          <style:tab-stop style:position="16.002cm" style:type="right" style:leader-style="dotted" style:leader-text="."/>
        </style:tab-stops>
      </style:paragraph-properties>
      <style:text-properties style:font-name="Arial1" fo:font-size="9pt" officeooo:paragraph-rsid="000682f9" style:font-size-asian="9pt" style:font-size-complex="9pt"/>
    </style:style>
    <style:style style:name="P12" style:family="paragraph" style:parent-style-name="Standard">
      <style:paragraph-properties>
        <style:tab-stops>
          <style:tab-stop style:position="16.002cm" style:type="right" style:leader-style="dotted" style:leader-text="."/>
        </style:tab-stops>
      </style:paragraph-properties>
      <style:text-properties style:font-name="Arial1" fo:font-size="9pt" officeooo:paragraph-rsid="000b25b8" style:font-size-asian="9pt" style:font-size-complex="9pt"/>
    </style:style>
    <style:style style:name="P13" style:family="paragraph" style:parent-style-name="Standard">
      <style:paragraph-properties>
        <style:tab-stops>
          <style:tab-stop style:position="16.002cm" style:type="right" style:leader-style="dotted" style:leader-text="."/>
        </style:tab-stops>
      </style:paragraph-properties>
      <style:text-properties style:font-name="Arial1" fo:font-size="9pt" fo:font-weight="bold" officeooo:paragraph-rsid="0001bc59" style:font-size-asian="9pt" style:font-weight-asian="bold" style:font-name-complex="Arial2" style:font-size-complex="9pt" style:font-weight-complex="bold"/>
    </style:style>
    <style:style style:name="P14" style:family="paragraph" style:parent-style-name="Standard">
      <style:paragraph-properties>
        <style:tab-stops>
          <style:tab-stop style:position="16.002cm" style:type="right" style:leader-style="dotted" style:leader-text="."/>
        </style:tab-stops>
      </style:paragraph-properties>
      <style:text-properties style:font-name="Arial1" fo:font-size="9pt" fo:font-weight="bold" officeooo:paragraph-rsid="0003045b" style:font-size-asian="9pt" style:font-weight-asian="bold" style:font-name-complex="Arial2" style:font-size-complex="9pt" style:font-weight-complex="bold"/>
    </style:style>
    <style:style style:name="P15" style:family="paragraph" style:parent-style-name="Standard">
      <style:paragraph-properties>
        <style:tab-stops>
          <style:tab-stop style:position="16.002cm" style:type="right" style:leader-style="dotted" style:leader-text="."/>
        </style:tab-stops>
      </style:paragraph-properties>
      <style:text-properties style:font-name="Arial1" fo:font-size="9pt" officeooo:paragraph-rsid="0001bc59" style:font-name-asian="ＭＳ 明朝" style:font-size-asian="9pt" style:font-name-complex="Arial2" style:font-size-complex="9pt" text:display="true"/>
    </style:style>
    <style:style style:name="P16" style:family="paragraph" style:parent-style-name="Standard">
      <style:paragraph-properties>
        <style:tab-stops>
          <style:tab-stop style:position="16.002cm" style:type="right" style:leader-style="dotted" style:leader-text="."/>
        </style:tab-stops>
      </style:paragraph-properties>
      <style:text-properties style:font-name="Arial1" fo:font-size="9pt" officeooo:paragraph-rsid="00084c6e" style:font-name-asian="ＭＳ 明朝" style:font-size-asian="9pt" style:font-name-complex="Arial2" style:font-size-complex="9pt" text:display="true"/>
    </style:style>
    <style:style style:name="P17"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18" style:family="paragraph" style:parent-style-name="Standard">
      <style:text-properties style:use-window-font-color="true" loext:opacity="0%" style:font-name="Arial1" fo:font-size="12pt" fo:language="de" fo:country="DE" officeooo:paragraph-rsid="000e42c3" style:font-size-asian="12pt" style:font-size-complex="12pt"/>
    </style:style>
    <style:style style:name="P19" style:family="paragraph" style:parent-style-name="Standard">
      <style:text-properties style:use-window-font-color="true" loext:opacity="0%" style:font-name="Arial1" fo:font-size="11pt" fo:language="de" fo:country="DE" fo:font-weight="bold" officeooo:paragraph-rsid="0001bc59" style:font-size-asian="11pt" style:font-weight-asian="bold" style:font-size-complex="11pt" style:font-weight-complex="bold"/>
    </style:style>
    <style:style style:name="P20" style:family="paragraph" style:parent-style-name="Standard">
      <style:text-properties style:use-window-font-color="true" loext:opacity="0%" style:font-name="Arial1" fo:font-size="11pt" fo:language="de" fo:country="DE" fo:font-weight="bold" officeooo:paragraph-rsid="000e42c3" style:font-size-asian="11pt" style:font-weight-asian="bold" style:font-size-complex="11pt" style:font-weight-complex="bold"/>
    </style:style>
    <style:style style:name="P21" style:family="paragraph" style:parent-style-name="Standard">
      <style:text-properties style:use-window-font-color="true" loext:opacity="0%" style:font-name="Arial1" fo:font-size="11pt" fo:language="de" fo:country="DE" officeooo:paragraph-rsid="0001bc59" style:font-size-asian="11pt" style:font-size-complex="11pt"/>
    </style:style>
    <style:style style:name="P22" style:family="paragraph" style:parent-style-name="Standard">
      <style:text-properties style:use-window-font-color="true" loext:opacity="0%" style:font-name="Arial1" fo:font-size="11pt" fo:language="de" fo:country="DE" officeooo:paragraph-rsid="000caf4c" style:font-size-asian="11pt" style:font-size-complex="11pt"/>
    </style:style>
    <style:style style:name="P23" style:family="paragraph" style:parent-style-name="Standard">
      <style:text-properties style:use-window-font-color="true" loext:opacity="0%" style:font-name="Arial1" fo:font-size="11pt" fo:language="de" fo:country="DE" officeooo:paragraph-rsid="000b25b8" style:font-size-asian="11pt" style:font-size-complex="11pt"/>
    </style:style>
    <style:style style:name="P24" style:family="paragraph" style:parent-style-name="Standard">
      <style:text-properties style:use-window-font-color="true" loext:opacity="0%" style:font-name="Arial1" fo:font-size="11pt" fo:language="de" fo:country="DE" officeooo:paragraph-rsid="000e5ea9" style:font-size-asian="11pt" style:font-size-complex="11pt"/>
    </style:style>
    <style:style style:name="P25" style:family="paragraph" style:parent-style-name="Standard">
      <style:text-properties style:use-window-font-color="true" loext:opacity="0%" style:font-name="Arial1" fo:font-size="11pt" fo:language="de" fo:country="DE" fo:font-weight="normal" officeooo:paragraph-rsid="000caf4c" style:font-size-asian="11pt" style:font-weight-asian="normal" style:font-size-complex="11pt" style:font-weight-complex="normal"/>
    </style:style>
    <style:style style:name="P26" style:family="paragraph" style:parent-style-name="Standard">
      <style:text-properties style:use-window-font-color="true" loext:opacity="0%" style:font-name="Arial1" fo:font-size="11pt" fo:language="de" fo:country="DE" fo:font-weight="normal" officeooo:paragraph-rsid="00084c6e" style:font-size-asian="11pt" style:font-weight-asian="normal" style:font-size-complex="11pt" style:font-weight-complex="normal"/>
    </style:style>
    <style:style style:name="P27"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28"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b25b8" style:font-size-asian="11pt" style:font-weight-asian="bold" style:font-size-complex="11pt" style:font-weight-complex="bold"/>
    </style:style>
    <style:style style:name="P29"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52331" style:font-weight-asian="normal" style:font-weight-complex="normal"/>
    </style:style>
    <style:style style:name="T14" style:family="text">
      <style:text-properties style:text-underline-style="none" fo:font-weight="normal" officeooo:rsid="000b25b8" style:font-weight-asian="normal" style:font-weight-complex="normal"/>
    </style:style>
    <style:style style:name="T15" style:family="text">
      <style:text-properties style:text-underline-style="none" fo:font-weight="normal" officeooo:rsid="00084c6e"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1bc59" style:font-weight-asian="normal" style:font-weight-complex="normal"/>
    </style:style>
    <style:style style:name="T18" style:family="text">
      <style:text-properties fo:font-weight="normal" officeooo:rsid="00271232" style:font-weight-asian="normal" style:font-weight-complex="normal"/>
    </style:style>
    <style:style style:name="T19" style:family="text">
      <style:text-properties fo:font-weight="normal" officeooo:rsid="00084c6e" style:font-weight-asian="normal" style:font-weight-complex="normal"/>
    </style:style>
    <style:style style:name="T20" style:family="text">
      <style:text-properties fo:font-weight="normal" officeooo:rsid="000caf4c" style:font-weight-asian="normal" style:font-weight-complex="normal"/>
    </style:style>
    <style:style style:name="T21" style:family="text">
      <style:text-properties fo:font-weight="normal" officeooo:rsid="00052331" style:font-weight-asian="normal" style:font-weight-complex="normal"/>
    </style:style>
    <style:style style:name="T22" style:family="text">
      <style:text-properties fo:font-weight="normal" officeooo:rsid="000b25b8" style:font-weight-asian="normal" style:font-weight-complex="normal"/>
    </style:style>
    <style:style style:name="T23" style:family="text">
      <style:text-properties fo:font-weight="normal" style:font-name-asian="ＭＳ 明朝" style:font-weight-asian="normal" style:font-weight-complex="normal" text:display="true"/>
    </style:style>
    <style:style style:name="T24" style:family="text">
      <style:text-properties fo:font-weight="normal" officeooo:rsid="0020a900" style:font-name-asian="ＭＳ 明朝" style:font-weight-asian="normal" style:font-weight-complex="normal" text:display="true"/>
    </style:style>
    <style:style style:name="T25" style:family="text">
      <style:text-properties fo:font-weight="normal" officeooo:rsid="0001bc59" style:font-name-asian="ＭＳ 明朝" style:font-weight-asian="normal" style:font-weight-complex="normal" text:display="true"/>
    </style:style>
    <style:style style:name="T26" style:family="text">
      <style:text-properties fo:font-weight="normal" officeooo:rsid="00271232" style:font-name-asian="ＭＳ 明朝" style:font-weight-asian="normal" style:font-weight-complex="normal" text:display="true"/>
    </style:style>
    <style:style style:name="T27" style:family="text">
      <style:text-properties fo:font-weight="normal" officeooo:rsid="000e5ea9" style:font-name-asian="ＭＳ 明朝" style:font-weight-asian="normal" style:font-weight-complex="normal" text:display="true"/>
    </style:style>
    <style:style style:name="T28" style:family="text">
      <style:text-properties fo:font-weight="normal" officeooo:rsid="00271232" style:font-name-asian="ＭＳ 明朝" style:font-weight-asian="normal" style:font-name-complex="Arial2" style:font-weight-complex="normal" text:display="true"/>
    </style:style>
    <style:style style:name="T29" style:family="text">
      <style:text-properties fo:font-weight="normal" officeooo:rsid="0001bc59" style:font-name-asian="ＭＳ 明朝" style:font-weight-asian="normal" style:font-name-complex="Arial2" style:font-weight-complex="normal" text:display="true"/>
    </style:style>
    <style:style style:name="T30" style:family="text">
      <style:text-properties officeooo:rsid="0020a900"/>
    </style:style>
    <style:style style:name="T31" style:family="text">
      <style:text-properties fo:language="de" fo:country="DE" style:text-underline-style="solid" style:text-underline-width="auto" style:text-underline-color="font-color"/>
    </style:style>
    <style:style style:name="T32" style:family="text">
      <style:text-properties fo:language="de" fo:country="DE" style:font-name-asian="ＭＳ 明朝" text:display="true"/>
    </style:style>
    <style:style style:name="T33" style:family="text">
      <style:text-properties fo:language="de" fo:country="DE" officeooo:rsid="00271232" style:font-name-asian="ＭＳ 明朝" text:display="true"/>
    </style:style>
    <style:style style:name="T34" style:family="text">
      <style:text-properties fo:language="de" fo:country="DE" officeooo:rsid="0003045b" style:font-name-asian="ＭＳ 明朝" text:display="true"/>
    </style:style>
    <style:style style:name="T35" style:family="text">
      <style:text-properties fo:language="de" fo:country="DE" officeooo:rsid="000e5ea9" style:font-name-asian="ＭＳ 明朝" text:display="true"/>
    </style:style>
    <style:style style:name="T36" style:family="text">
      <style:text-properties fo:language="de" fo:country="DE" officeooo:rsid="0001bc59"/>
    </style:style>
    <style:style style:name="T37" style:family="text">
      <style:text-properties fo:language="de" fo:country="DE" fo:font-weight="bold" officeooo:rsid="00271232" style:font-name-asian="ＭＳ 明朝" style:font-weight-asian="bold" style:font-name-complex="Arial2" style:font-weight-complex="bold" text:display="true"/>
    </style:style>
    <style:style style:name="T38" style:family="text">
      <style:text-properties fo:language="de" fo:country="DE" style:text-underline-style="none" officeooo:rsid="0003045b" style:font-name-asian="ＭＳ 明朝" text:display="true"/>
    </style:style>
    <style:style style:name="T39" style:family="text">
      <style:text-properties style:font-name-asian="ＭＳ 明朝" text:display="true"/>
    </style:style>
    <style:style style:name="T40" style:family="text">
      <style:text-properties officeooo:rsid="0020a900" style:font-name-asian="ＭＳ 明朝" text:display="true"/>
    </style:style>
    <style:style style:name="T41" style:family="text">
      <style:text-properties officeooo:rsid="0001bc59" style:font-name-asian="ＭＳ 明朝" text:display="true"/>
    </style:style>
    <style:style style:name="T42" style:family="text">
      <style:text-properties officeooo:rsid="00271232" style:font-name-asian="ＭＳ 明朝" text:display="true"/>
    </style:style>
    <style:style style:name="T43" style:family="text">
      <style:text-properties officeooo:rsid="0003c3d1"/>
    </style:style>
    <style:style style:name="T44" style:family="text">
      <style:text-properties style:use-window-font-color="true" loext:opacity="0%" fo:font-weight="bold" style:font-weight-asian="bold" style:font-weight-complex="bold"/>
    </style:style>
    <style:style style:name="T45"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46"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47" style:family="text">
      <style:text-properties style:use-window-font-color="true" loext:opacity="0%" fo:language="de" fo:country="DE" fo:font-weight="normal" officeooo:rsid="0001bc59" style:font-weight-asian="normal" style:font-weight-complex="normal"/>
    </style:style>
    <style:style style:name="T48" style:family="text">
      <style:text-properties style:use-window-font-color="true" loext:opacity="0%" officeooo:rsid="00052331"/>
    </style:style>
    <style:style style:name="T49" style:family="text">
      <style:text-properties style:use-window-font-color="true" loext:opacity="0%" officeooo:rsid="000b25b8"/>
    </style:style>
    <style:style style:name="T50" style:family="text">
      <style:text-properties style:use-window-font-color="true" loext:opacity="0%" fo:font-weight="normal" style:font-weight-asian="normal" style:font-weight-complex="normal"/>
    </style:style>
    <style:style style:name="T51" style:family="text">
      <style:text-properties style:use-window-font-color="true" loext:opacity="0%" fo:font-weight="normal" officeooo:rsid="000caf4c" style:font-weight-asian="normal" style:font-weight-complex="normal"/>
    </style:style>
    <style:style style:name="T52" style:family="text">
      <style:text-properties style:use-window-font-color="true" loext:opacity="0%" fo:font-weight="normal" officeooo:rsid="00052331" style:font-weight-asian="normal" style:font-weight-complex="normal"/>
    </style:style>
    <style:style style:name="T53" style:family="text">
      <style:text-properties style:use-window-font-color="true" loext:opacity="0%" fo:font-weight="normal" officeooo:rsid="000b25b8" style:font-weight-asian="normal" style:font-weight-complex="normal"/>
    </style:style>
    <style:style style:name="T54" style:family="text">
      <style:text-properties style:use-window-font-color="true" loext:opacity="0%" fo:font-weight="normal" officeooo:rsid="000caf4c" fo:background-color="#ffff00" loext:char-shading-value="0" style:font-weight-asian="normal" style:font-weight-complex="normal"/>
    </style:style>
    <style:style style:name="T55" style:family="text">
      <style:text-properties style:use-window-font-color="true" loext:opacity="0%" fo:font-weight="normal" officeooo:rsid="000caf4c" fo:background-color="#ffff00" loext:char-shading-value="0" style:font-weight-asian="normal" style:font-weight-complex="normal"/>
    </style:style>
    <style:style style:name="T56" style:family="text">
      <style:text-properties style:use-window-font-color="true" loext:opacity="0%" fo:font-weight="normal" officeooo:rsid="00052331" fo:background-color="#ffff00" loext:char-shading-value="0" style:font-weight-asian="normal" style:font-weight-complex="normal"/>
    </style:style>
    <style:style style:name="T57" style:family="text">
      <style:text-properties style:use-window-font-color="true" loext:opacity="0%" fo:font-weight="normal" officeooo:rsid="00052331" fo:background-color="#ffff00" loext:char-shading-value="0" style:font-weight-asian="normal" style:font-weight-complex="normal"/>
    </style:style>
    <style:style style:name="T58" style:family="text">
      <style:text-properties style:use-window-font-color="true" loext:opacity="0%" fo:font-weight="normal" officeooo:rsid="000b25b8" fo:background-color="#ffff00" loext:char-shading-value="0" style:font-weight-asian="normal" style:font-weight-complex="normal"/>
    </style:style>
    <style:style style:name="T59" style:family="text">
      <style:text-properties style:use-window-font-color="true" loext:opacity="0%" fo:font-weight="normal" officeooo:rsid="000b25b8" fo:background-color="#ffff00" loext:char-shading-value="0" style:font-weight-asian="normal" style:font-weight-complex="normal"/>
    </style:style>
    <style:style style:name="T60" style:family="text">
      <style:text-properties style:use-window-font-color="true" loext:opacity="0%" fo:font-size="9pt" fo:language="de" fo:country="DE" style:text-underline-style="none" fo:font-weight="bold" officeooo:rsid="000b25b8" style:font-name-asian="ＭＳ 明朝" style:font-size-asian="9pt" style:font-weight-asian="bold" style:font-name-complex="Arial2" style:font-size-complex="9pt" style:font-weight-complex="bold" text:display="true"/>
    </style:style>
    <style:style style:name="T61" style:family="text">
      <style:text-properties officeooo:rsid="00052331"/>
    </style:style>
    <style:style style:name="T62" style:family="text">
      <style:text-properties officeooo:rsid="00084c6e"/>
    </style:style>
    <style:style style:name="T63" style:family="text">
      <style:text-properties officeooo:rsid="000b25b8"/>
    </style:style>
    <style:style style:name="T64" style:family="text">
      <style:text-properties officeooo:rsid="000caf4c"/>
    </style:style>
    <style:style style:name="T65" style:family="text">
      <style:text-properties fo:font-size="11pt" style:font-size-asian="11pt" style:font-size-complex="11pt"/>
    </style:style>
    <style:style style:name="T66" style:family="text">
      <style:text-properties fo:font-size="11pt" style:text-underline-style="none" fo:font-weight="normal" style:font-size-asian="11pt" style:font-weight-asian="normal" style:font-size-complex="11pt" style:font-weight-complex="normal"/>
    </style:style>
    <style:style style:name="T67" style:family="text">
      <style:text-properties fo:font-size="11pt" style:text-underline-style="none" fo:font-weight="normal" officeooo:rsid="00052331" style:font-size-asian="11pt" style:font-weight-asian="normal" style:font-size-complex="11pt" style:font-weight-complex="normal"/>
    </style:style>
    <style:style style:name="T68" style:family="text">
      <style:text-properties fo:font-size="11pt" style:text-underline-style="none" fo:font-weight="normal" officeooo:rsid="00094e77" style:font-size-asian="11pt" style:font-weight-asian="normal" style:font-size-complex="11pt" style:font-weight-complex="normal"/>
    </style:style>
    <style:style style:name="T69" style:family="text">
      <style:text-properties fo:font-size="11pt" style:text-underline-style="none" fo:font-weight="normal" officeooo:rsid="000b25b8" style:font-size-asian="11pt" style:font-weight-asian="normal" style:font-size-complex="11pt" style:font-weight-complex="normal"/>
    </style:style>
    <style:style style:name="T70" style:family="text">
      <style:text-properties fo:font-size="11pt" style:text-underline-style="none" fo:font-weight="normal" officeooo:rsid="000e42c3" style:font-size-asian="11pt" style:font-weight-asian="normal" style:font-size-complex="11pt" style:font-weight-complex="normal"/>
    </style:style>
    <style:style style:name="T71" style:family="text">
      <style:text-properties fo:font-size="11pt" style:text-underline-style="none" fo:font-weight="normal" officeooo:rsid="00052331" fo:background-color="#ffff00" loext:char-shading-value="0" style:font-size-asian="11pt" style:font-weight-asian="normal" style:font-size-complex="11pt" style:font-weight-complex="normal"/>
    </style:style>
    <style:style style:name="T72" style:family="text">
      <style:text-properties fo:font-size="11pt" style:text-underline-style="none" fo:font-weight="normal" officeooo:rsid="00052331" fo:background-color="#ffff00" loext:char-shading-value="0" style:font-size-asian="11pt" style:font-weight-asian="normal" style:font-size-complex="11pt" style:font-weight-complex="normal"/>
    </style:style>
    <style:style style:name="T73" style:family="text">
      <style:text-properties fo:font-size="11pt" style:text-underline-style="none" fo:font-weight="normal" officeooo:rsid="00094e77" fo:background-color="#ffff00" loext:char-shading-value="0" style:font-size-asian="11pt" style:font-weight-asian="normal" style:font-size-complex="11pt" style:font-weight-complex="normal"/>
    </style:style>
    <style:style style:name="T74" style:family="text">
      <style:text-properties fo:font-size="11pt" style:text-underline-style="none" fo:font-weight="normal" officeooo:rsid="00094e77" fo:background-color="#ffff00" loext:char-shading-value="0" style:font-size-asian="11pt" style:font-weight-asian="normal" style:font-size-complex="11pt" style:font-weight-complex="normal"/>
    </style:style>
    <style:style style:name="T75" style:family="text">
      <style:text-properties fo:font-size="9pt" fo:font-weight="normal" officeooo:rsid="00271232" style:font-name-asian="ＭＳ 明朝" style:font-size-asian="9pt" style:font-weight-asian="normal" style:font-name-complex="Arial2" style:font-size-complex="9pt" style:font-weight-complex="normal" text:display="true"/>
    </style:style>
    <style:style style:name="T76" style:family="text">
      <style:text-properties fo:font-size="9pt" fo:font-weight="normal" officeooo:rsid="000e5ea9" style:font-name-asian="ＭＳ 明朝" style:font-size-asian="9pt" style:font-weight-asian="normal" style:font-name-complex="Arial2" style:font-size-complex="9pt" style:font-weight-complex="normal" text:display="true"/>
    </style:style>
    <style:style style:name="T77" style:family="text">
      <style:text-properties officeooo:rsid="000e42c3"/>
    </style:style>
    <style:style style:name="T78" style:family="text">
      <style:text-properties officeooo:rsid="000e5ea9"/>
    </style:style>
    <style:style style:name="T79" style:family="text">
      <style:text-properties officeooo:rsid="000f216d"/>
    </style:style>
    <style:style style:name="T80" style:family="text">
      <style:text-properties officeooo:rsid="0003c3d1" fo:background-color="#ffff00" loext:char-shading-value="0"/>
    </style:style>
    <style:style style:name="T81" style:family="text">
      <style:text-properties officeooo:rsid="0003c3d1" fo:background-color="#ffff00" loext:char-shading-value="0"/>
    </style:style>
    <style:style style:name="T82" style:family="text">
      <style:text-properties officeooo:rsid="00084c6e" fo:background-color="#ffff00" loext:char-shading-value="0"/>
    </style:style>
    <style:style style:name="T83" style:family="text">
      <style:text-properties officeooo:rsid="00084c6e" fo:background-color="#ffff00" loext:char-shading-value="0"/>
    </style:style>
    <style:style style:name="T84" style:family="text">
      <style:text-properties officeooo:rsid="000b25b8" fo:background-color="#ffff00" loext:char-shading-value="0"/>
    </style:style>
    <style:style style:name="T85" style:family="text">
      <style:text-properties officeooo:rsid="000b25b8"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Thema:</text:span><text:span text:style-name="T1"> </text:span>Analyse des Unternehmensleitbilds von Siemens AG.</text:p>
      <text:p text:style-name="P4">Autor:<text:span text:style-name="T12"> Rafaat Choki</text:span></text:p>
      <text:p text:style-name="P4">Matrikelnummer:<text:span text:style-name="T12"> s0590146</text:span></text:p>
      <text:p text:style-name="P2"><text:span text:style-name="T31"/></text:p>
      <text:p text:style-name="P9"><text:span text:style-name="T2">INHALT</text:span><text:span text:style-name="T3">SVERZEICHNIS</text:span> <text:tab/><text:span text:style-name="T1">1</text:span></text:p>
      <text:p text:style-name="P10"><text:span text:style-name="T4">1. </text:span><text:span text:style-name="T5">Einleitung</text:span><text:span text:style-name="T6"> </text:span><text:span text:style-name="T24"><text:tab/></text:span><text:span text:style-name="T25">1</text:span></text:p>
      <text:p text:style-name="P13"><text:span text:style-name="T40">2</text:span><text:span text:style-name="T39">. </text:span><text:span text:style-name="T32">Vision von Siemens AG</text:span><text:span text:style-name="T39"> </text:span><text:span text:style-name="T23"><text:tab/></text:span><text:span text:style-name="T25">1</text:span></text:p>
      <text:p text:style-name="P13"><text:span text:style-name="T41">3</text:span><text:span text:style-name="T42">. </text:span><text:span text:style-name="T41">Mission</text:span><text:span text:style-name="T33"> von Siemens AG</text:span><text:span text:style-name="T26"> <text:tab/></text:span><text:span text:style-name="T25">1</text:span></text:p>
      <text:p text:style-name="P14"><text:span text:style-name="T41">4</text:span><text:span text:style-name="T42">. </text:span><text:span text:style-name="T41">Unternehmensziele</text:span><text:span text:style-name="T33"> </text:span><text:span text:style-name="T34">und </text:span><text:span text:style-name="T38">strategische Prioritäten</text:span><text:span text:style-name="T33"> </text:span><text:span text:style-name="T35">von </text:span><text:span text:style-name="T33">Siemens AG</text:span><text:span text:style-name="T26"> <text:tab/></text:span><text:span text:style-name="T27">1</text:span></text:p>
      <text:p text:style-name="P15"><text:s text:c="5"/>- <text:span text:style-name="T1">4</text:span>.<text:span text:style-name="T62">1</text:span><text:span text:style-name="T1"> Kundennutzen</text:span><text:span text:style-name="T30"> <text:tab/></text:span><text:span text:style-name="T78">1</text:span></text:p>
      <text:p text:style-name="P15"><text:s text:c="5"/>- <text:span text:style-name="T1">4</text:span>.<text:span text:style-name="T62">2</text:span> <text:span text:style-name="T1">Technologie mit Sinn und Zweck</text:span><text:span text:style-name="T30"> <text:tab/></text:span><text:span text:style-name="T78">1</text:span></text:p>
      <text:p text:style-name="P15"><text:s text:c="5"/>- <text:span text:style-name="T1">4</text:span>.<text:span text:style-name="T62">3</text:span> <text:span text:style-name="T1">Menschen </text:span><text:span text:style-name="T36">bestärken und befähigen</text:span><text:span text:style-name="T30"> <text:tab/></text:span><text:span text:style-name="T78">1</text:span></text:p>
      <text:p text:style-name="P15"><text:span text:style-name="T18"><text:s text:c="5"/>- </text:span><text:span text:style-name="T17">4</text:span><text:span text:style-name="T18">.</text:span><text:span text:style-name="T19">4</text:span><text:span text:style-name="T17"> Growth mindset</text:span><text:span text:style-name="T18"> <text:tab/></text:span><text:span text:style-name="T17">2</text:span></text:p>
      <text:p text:style-name="P16"><text:span text:style-name="T18"><text:s text:c="5"/>- </text:span><text:span text:style-name="T17">4</text:span><text:span text:style-name="T18">.</text:span><text:span text:style-name="T19">5</text:span><text:span text:style-name="T47"> Strategiegestaltung auf Unternehmensebene bei Siemens AG</text:span><text:span text:style-name="T18"> <text:tab/></text:span><text:span text:style-name="T17">2</text:span></text:p>
      <text:p text:style-name="P11"><text:span text:style-name="T7">5</text:span><text:span text:style-name="T8">. </text:span><text:span text:style-name="T37">Reputation und Umsetzung des Leitbilds</text:span><text:span text:style-name="T28"> <text:tab/></text:span><text:span text:style-name="T29">2</text:span></text:p>
      <text:p text:style-name="P12"><text:span text:style-name="T45">6. </text:span><text:span text:style-name="T46">Führungstheorie im Kontext von Siemens AG: Die 3-D-Theorie von Reddin</text:span><text:span text:style-name="T28"> <text:tab/></text:span><text:span text:style-name="T29">2</text:span></text:p>
      <text:p text:style-name="P1"><text:span text:style-name="T60">LITERATURVERZEICHNIS </text:span><text:span text:style-name="T75"><text:s/><text:tab/></text:span><text:span text:style-name="T76">3</text:span><text:span text:style-name="T29"><text:line-break/></text:span></text:p>
      <text:p text:style-name="P3">1. Einleitung</text:p>
      <text:p text:style-name="P5">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5"/>
      <text:p text:style-name="P3">2. Vision von Siemens AG</text:p>
      <text:p text:style-name="P5">Die Vision von Siemens ist es, Lösungen zu entwickeln, die das Leben <text:span text:style-name="T79">der Menschen verbessert</text:span> <text:span text:style-name="T79">und mit Technologien verwirklicht </text:span><text:span text:style-name="T85">(vgl. Über uns Siemens AG 2023)</text:spa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5"/>
      <text:p text:style-name="P3">3. Mission von Siemens AG</text:p>
      <text:p text:style-name="P6">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text:span text:style-name="T48">(vgl. Unternehmenspräsentation</text:span><text:span text:style-name="T49"> Siemens AG 2023</text:span><text:span text:style-name="T48">, S.</text:span><text:span text:style-name="T49">4</text:span><text:span text:style-name="T48">). </text:span>Die Mission betont die Verbindung zwischen der realen und digitalen Welt, um Kunden bei ihrer eigenen digitalen Transformation zu unterstützen und Nachhaltigkeitsziele zu erreichen <text:span text:style-name="T48">(vgl. Unternehmenspräsentation</text:span><text:span text:style-name="T49"> Siemens AG 2023</text:span><text:span text:style-name="T48">, S.</text:span><text:span text:style-name="T49">6</text:span><text:span text:style-name="T48">)</text:span>.</text:p>
      <text:p text:style-name="P5"/>
      <text:p text:style-name="P7"><text:span text:style-name="T9">4. Unternehmensziele </text:span><text:span text:style-name="T11">und strategische Prioritäten </text:span><text:span text:style-name="T9">von Siemens AG</text:span></text:p>
      <text:p text:style-name="P8"><text:span text:style-name="T2"/></text:p>
      <text:p text:style-name="P8"><text:span text:style-name="T2">4.1 </text:span><text:span text:style-name="T44">Kundennutzen:</text:span></text:p>
      <text:p text:style-name="P8"><text:span text:style-name="T50">Siemens identifiziert frühzeitig Kundenbedürfnisse durch umfassende Marktanalysen und fortschrittliche Technologien. Das Ziel ist, nicht nur auf bestehende Anforderungen zu reagieren, sondern auch zukünftige Bedürfnisse proaktiv zu erfüllen </text:span><text:span text:style-name="T55">(</text:span><text:span text:style-name="T57">vgl. Unternehmenspräsentation</text:span><text:span text:style-name="T59"> Siemens AG 2023</text:span><text:span text:style-name="T57">, S.</text:span><text:span text:style-name="T55">13).</text:span></text:p>
      <text:p text:style-name="P20">4.2 Technologie mit Sinn und Zweck:</text:p>
      <text:p text:style-name="P20"><text:span text:style-name="T16">Siemens setzt auf kontinuierliche Innovation und die sinnvolle Anwendung von Technologien, um nicht nur technologischen Fortschritt, sondern auch gesellschaftlichen Nutzen zu generieren </text:span><text:span text:style-name="T20">(</text:span><text:span text:style-name="T21">vgl. Unternehmenspräsentation</text:span><text:span text:style-name="T22"> Siemens AG 2023</text:span><text:span text:style-name="T21">, S.</text:span><text:span text:style-name="T20">13).</text:span></text:p>
      <text:p text:style-name="P19">4.3 Menschen bestärken und befähigen:</text:p>
      <text:p text:style-name="P25">Siemens engagiert sich dafür, Kunden, Partner und Mitarbeitende zu stärken, indem es Ressourcen, Schulungen und Technologien bereitstellt, die es ihnen ermöglichen, ihr volles Potenzial auszuschöpfen <text:span text:style-name="T64">(</text:span><text:span text:style-name="T61">vgl. Unternehmenspräsentation</text:span><text:span text:style-name="T63"> Siemens AG 2023</text:span><text:span text:style-name="T61">, S.</text:span><text:span text:style-name="T64">13).</text:span></text:p>
      <text:p text:style-name="P21"><text:span text:style-name="T2"/></text:p>
      <text:p text:style-name="P21"><text:soft-page-break/><text:span text:style-name="T2">4.4 Growth Mindset:</text:span></text:p>
      <text:p text:style-name="P25">Siemens bekennt sich zu einem "Growth Mindset", das kontinuierliches Wachstum, Lernen und Anpassungsbereitschaft fördert. Dies prägt die Unternehmenskultur und stärkt die individuelle Entwicklung sowie die Leistungsfähigkeit des gesamten Unternehmens <text:span text:style-name="T64">(</text:span><text:span text:style-name="T61">vgl. Unternehmenspräsentation</text:span><text:span text:style-name="T63"> Siemens AG 2023</text:span><text:span text:style-name="T61">, S.</text:span><text:span text:style-name="T64">13).</text:span></text:p>
      <text:p text:style-name="P19">4.5 Strategiegestaltung auf Unternehmensebene bei Siemens AG:</text:p>
      <text:p text:style-name="P26">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81">(vgl. </text:span><text:span text:style-name="T83">Hugenberg &amp; Wulf</text:span><text:span text:style-name="T81"> </text:span><text:span text:style-name="T83">2015</text:span><text:span text:style-name="T81">, S.</text:span><text:span text:style-name="T83">98</text:span><text:span text:style-name="T81">-</text:span><text:span text:style-name="T83">99</text:span><text:span text:style-name="T81">)</text:span><text:span text:style-name="T43">. </text:span>Dieser Prozess ermöglicht es Siemens, flexibel auf verschiedene Anforderungen zu reagieren und unterstreicht die Anpassungsfähigkeit des Unternehmens.</text:p>
      <text:p text:style-name="P21"/>
      <text:p text:style-name="P27">5. Reputation und Umsetzung des Leitbilds</text:p>
      <text:p text:style-name="P22">Siemens verpflichtet sich vehement zur Nachhaltigkeit gemäß dem DEGREE-Rahmenwerk. Dieses priorisiert eindeutig Dekarbonisierung, Ethik, Governance, Ressourceneffizienz, Gerechtigkeit und Employability. Die Nachhaltigkeitsausrichtung ist in verschiedenen Unternehmensbereichen spürbar, von Digital Industries über Mobility bis hin zu Healthineers <text:span text:style-name="T20">(</text:span><text:span text:style-name="T21">vgl. Unternehmenspräsentation</text:span><text:span text:style-name="T22"> Siemens AG 2023</text:span><text:span text:style-name="T21">, S.</text:span><text:span text:style-name="T20">21)</text:span>.</text:p>
      <text:p text:style-name="P21"/>
      <text:p text:style-name="P24">Trotz globaler wirtschaftlicher Herausforderungen im Geschäftsjahr 2022 verzeichnet Siemens aufgrund seiner strategischen Ausrichtung auf Automatisierung, Elektrifizierung und Digitalisierung beeindruckende Leistungen. Der Auftragseingang und die Umsatzerlöse stiegen, unterstützt durch die Anpassung des Geschäftsportfolios und Investitionen in Innovation. Siemens' Fokus auf Ressourceneffizienz und Dekarbonisierung zeigt sich in der Schaffung widerstandsfähiger Produktionsstrukturen. Finanzielle Stabilität wird durch das niedrige Verhältnis von Industrieller Nettoverschuldung zu EBITDA betont. Die vorgeschlagene Dividendenerhöhung auf 4,70 € je Aktie unterstreicht das Bestreben, den Aktionären eine attraktive Rendite zu bieten<text:span text:style-name="T77"> </text:span><text:span text:style-name="T61">(vgl. Siemens </text:span><text:span text:style-name="T78">AG </text:span><text:span text:style-name="T61">Jahresbericht 2022, S.22-23)</text:span>.</text:p>
      <text:p text:style-name="P21"/>
      <text:p text:style-name="P21">Die Reputation von Siemens basiert auf den definierten Visionen, Missionen und Zielen des Unternehmens. Es strebt weiterhin positive Veränderungen an, um nachhaltige Fortschritte zu ermöglichen. Siemens genießt eine herausragende Reputation, was sich in seinem vierten Platz im Ranking 2023 unter den DAX-Unternehmen widerspiegelt. Dies ist entscheidend für die Mitarbeitergewinnung in umkämpften Märkten. Die positive Wahrnehmung verschafft Siemens zudem finanzielle Flexibilität durch gesteigertes Vertrauen an den Finanzmärkten <text:span text:style-name="T77">(vgl. Scheppe 2023)</text:span>.</text:p>
      <text:p text:style-name="P21"/>
      <text:p text:style-name="P27"><text:span text:style-name="T43">6. </text:span>Führungstheorie im Kontext von Siemens AG: Die 3-D-Theorie von Reddin</text:p>
      <text:p text:style-name="P23">Die 3-D-Theorie von Reddin kombiniert drei entscheidende Faktoren in der Führung: Führungsstil, Situation und Erfolg. Reddin unterteilt den Führungsstil in aufgaben- und personenorientiert, wobei er jeweils hohe und niedrige Ausprägungen berücksichtigt. Durch die Kombination dieser Ausprägungen ergeben sich vier grundlegende Führungsstile. Die Effektivität eines bestimmten Führungsstils hängt laut Reddin von fünf Bedingungen in der Führungssituation ab: den Arbeitsanforderungen, dem Führungsstil des nächsthöheren Vorgesetzten, den Kollegen, den Untergebenen sowie formalen und informalen Regeln der Organisation. Die Theorie wird in der Praxis angewendet, insbesondere in großen Unternehmen wie Siemens, obwohl sie Kritik an Struktur und Messbarkeit aufweist (vgl. Drumm 2008, S.422-423). Die Umsetzung der 3-D-Theorie bei Siemens deutet darauf hin, dass das Unternehmen flexibel auf verschiedene Führungssituationen reagiert, was seine Anpassungsfähigkeit und Vielseitigkeit in der Organisationskultur betont.</text:p>
      <text:p text:style-name="P23"/>
      <text:p text:style-name="P28"/>
      <text:p text:style-name="P28"/>
      <text:p text:style-name="P17"><text:soft-page-break/><text:span text:style-name="T72">- Siemens AG (202</text:span><text:span text:style-name="T74">3</text:span><text:span text:style-name="T72">):</text:span><text:span text:style-name="T67"> </text:span><text:span text:style-name="T69">Über uns</text:span><text:span text:style-name="T66">. URL: </text:span><text:a xlink:type="simple" xlink:href="https://www.siemens.com/de/de/unternehmen/ueber-uns.html" text:style-name="Internet_20_link" text:visited-style-name="Visited_20_Internet_20_Link">https://www.siemens.com/de/de/unternehmen/ueber-uns.html</text:a><text:span text:style-name="T66"> (abgerufen am </text:span><text:span text:style-name="T70">08</text:span><text:span text:style-name="T66">.</text:span><text:span text:style-name="T70">12</text:span><text:span text:style-name="T66">.20</text:span><text:span text:style-name="T67">23</text:span><text:span text:style-name="T66">).</text:span></text:p>
      <text:p text:style-name="P23"><text:span text:style-name="T13"/></text:p>
      <text:p text:style-name="P17"><text:span text:style-name="T67">- Siemens AG (202</text:span><text:span text:style-name="T68">3</text:span><text:span text:style-name="T67">): </text:span><text:span text:style-name="T66">Unternehmenspräsentation Siemens AG. URL: </text:span><text:a xlink:type="simple" xlink:href="https://assets.new.siemens.com/siemens/assets/api/uuid:4417dc50-fb51-4aa4-a008-811ccbf1eec1/siemens-unternehmenspraesentation.pdf" text:style-name="Internet_20_link" text:visited-style-name="Visited_20_Internet_20_Link"><text:span text:style-name="T65">https://assets.new.siemens.com/siemens/assets/api/uuid:4417dc50-fb51-4aa4-a008-811ccbf1eec1/siemens-unternehmenspraesentation.pdf</text:span></text:a><text:span text:style-name="T66"> (abgerufen am </text:span><text:span text:style-name="T70">08</text:span><text:span text:style-name="T66">.</text:span><text:span text:style-name="T70">12</text:span><text:span text:style-name="T66">.20</text:span><text:span text:style-name="T67">23</text:span><text:span text:style-name="T66">).</text:span></text:p>
      <text:p text:style-name="P23"><text:span text:style-name="T12"/></text:p>
      <text:p text:style-name="P17"><text:span text:style-name="T66">- </text:span><text:span text:style-name="T67">Siemens AG (2022): </text:span><text:span text:style-name="T66">Siemens-Bericht FÜR DAS GESCHÄFTSJAHR 2022. URL: </text:span><text:a xlink:type="simple" xlink:href="https://www.siemens.com/de/de/unternehmen/investor-relations/events-veroeffentlichungen-ad-hoc/jahresberichte.html" text:style-name="Internet_20_link" text:visited-style-name="Visited_20_Internet_20_Link">https://www.siemens.com/de/de/unternehmen/investor-relations/events-veroeffentlichungen-ad-hoc/jahresberichte.html</text:a><text:span text:style-name="T66"> (abgerufen am </text:span><text:span text:style-name="T70">01</text:span><text:span text:style-name="T66">.</text:span><text:span text:style-name="T70">12</text:span><text:span text:style-name="T66">.20</text:span><text:span text:style-name="T67">23</text:span><text:span text:style-name="T66">).</text:span></text:p>
      <text:p text:style-name="P17"><text:span text:style-name="T66"/></text:p>
      <text:p text:style-name="P18"><text:span text:style-name="T66">- </text:span><text:span text:style-name="T70">Scheppe, M. (2023)</text:span><text:span text:style-name="T67">: 24 der 40 Dax-Konzerne haben keinen guten Ruf</text:span><text:span text:style-name="T66">. URL: </text:span><text:a xlink:type="simple" xlink:href="https://www.handelsblatt.com/unternehmen/management/reputation-24-der-40-dax-konzerne-haben-keinen-guten-ruf/29372926.html" text:style-name="Internet_20_link" text:visited-style-name="Visited_20_Internet_20_Link">https://www.handelsblatt.com/unternehmen/management/reputation-24-der-40-dax-konzerne-haben-keinen-guten-ruf/29372926.html</text:a><text:span text:style-name="T66"> </text:span><text:span text:style-name="T70">(abgerufen am 10.12.2023).</text:span></text:p>
      <text:p text:style-name="P23"><text:span text:style-name="T12"/></text:p>
      <text:p text:style-name="P23"><text:span text:style-name="T12">- </text:span><text:span text:style-name="T15">Hugenberg</text:span><text:span text:style-name="T12">, H. </text:span><text:span text:style-name="T15">&amp; Wulf, T.</text:span><text:span text:style-name="T12"> (20</text:span><text:span text:style-name="T15">15</text:span><text:span text:style-name="T12">): Grundlagen der Unternehmensführung, Einführung für Bachelorstudierend</text:span><text:span text:style-name="T15">e</text:span><text:span text:style-name="T12">. </text:span><text:span text:style-name="T15">5</text:span><text:span text:style-name="T12">. Auflage, Springer Verlag.</text:span></text:p>
      <text:p text:style-name="P23"><text:span text:style-name="T14"/></text:p>
      <text:p text:style-name="P23"><text:span text:style-name="T14">- Drumm, H. J. (2008): Personalwirtschaft. 6. Auflage, Springer Verlag. <text:s/></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19T17:07:17.897000000</dc:date>
    <meta:editing-duration>PT12H30M3S</meta:editing-duration>
    <meta:editing-cycles>16</meta:editing-cycles>
    <meta:generator>LibreOffice/7.6.2.1$Windows_X86_64 LibreOffice_project/56f7684011345957bbf33a7ee678afaf4d2ba333</meta:generator>
    <meta:document-statistic meta:table-count="0" meta:image-count="0" meta:object-count="0" meta:page-count="3" meta:paragraph-count="45" meta:word-count="938" meta:character-count="7850" meta:non-whitespace-character-count="6913"/>
  </office:meta>
</office:document-meta>
</file>